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0.556cm"/>
    </style:style>
    <style:style style:name="gr13" style:family="graphic" style:parent-style-name="standard">
      <style:graphic-properties draw:stroke="none" draw:fill="none" draw:fill-color="#ffffff" draw:auto-grow-width="true" fo:min-height="0.935cm" fo:min-width="10.933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6.217cm" svg:y="19.2cm">
            <draw:text-box>
              <text:p text:style-name="P3"><text:span text:style-name="T2">One</text:span></text:p>
            </draw:text-box>
          </draw:frame>
          <draw:polygon draw:style-name="gr3" draw:text-style-name="P5" draw:layer="layout" svg:width="9.721cm" svg:height="7.479cm" svg:x="23.889cm" svg:y="16.498cm" svg:viewBox="0 0 9722 7480" draw:points="0,7480 9722,7480 4858,0">
            <text:p/>
          </draw:polygon>
          <draw:custom-shape draw:style-name="gr4" draw:text-style-name="P6" draw:layer="layout" svg:width="0.486cm" svg:height="0.5cm" svg:x="23.5cm" svg:y="23.7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3.514cm" svg:y="23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8.507cm" svg:y="15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8.5cm" svg:y="20.4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17.8cm" svg:y="24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6cm" svg:y="23.9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8cm" svg:y="24.3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6cm" svg:y="24.2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8cm" svg:y="24.6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0cm" svg:y="25.2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17.8cm" svg:y="25.2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2cm" svg:y="25.2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20cm" svg:y="24.9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17.8cm" svg:y="24.9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2cm" svg:y="24.9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1.1cm" svg:y1="24.749cm" svg:x2="23.701cm" svg:y2="24.097cm" draw:start-shape="id1" draw:start-glue-point="1" draw:end-shape="id2" draw:end-glue-point="4" svg:d="M21100 24749l2601-652" svg:viewBox="0 0 2602 653">
          <text:p/>
        </draw:connector>
        <draw:connector draw:style-name="gr11" draw:text-style-name="P10" draw:layer="layout" draw:type="line" svg:x1="28.701cm" svg:y1="20.697cm" svg:x2="15.827cm" svg:y2="16.325cm" draw:start-shape="id2" draw:start-glue-point="7" draw:end-shape="id3" draw:end-glue-point="9" svg:d="M28701 20697l-12874-4372" svg:viewBox="0 0 12875 4373">
          <text:p/>
        </draw:connector>
        <draw:custom-shape draw:style-name="gr5" draw:text-style-name="P7" xml:id="id3" draw:id="id3" draw:layer="layout" svg:width="0.5cm" svg:height="0.5cm" svg:x="15.4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g>
            <draw:custom-shape draw:style-name="gr6" draw:text-style-name="P9" draw:layer="ConfigLayout" svg:width="0.8cm" svg:height="0.3cm" svg:x="11.3cm" svg:y="17.09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ConfigLayout" svg:width="2.5cm" svg:height="0.3cm" svg:x="12.1cm" svg:y="17.096cm">
              <text:p text:style-name="P8"><text:span text:style-name="T3">Pass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ConfigLayout" svg:width="0.8cm" svg:height="0.3cm" svg:x="11.3cm" svg:y="17.39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ConfigLayout" svg:width="2.5cm" svg:height="0.3cm" svg:x="12.1cm" svg:y="17.396cm">
              <text:p text:style-name="P8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1" draw:text-style-name="P10" draw:layer="ConfigLayout" draw:type="line" svg:x1="14.6cm" svg:y1="17.397cm" svg:x2="15.473cm" svg:y2="16.325cm" draw:start-shape="id4" draw:start-glue-point="1" draw:end-shape="id3" draw:end-glue-point="7" svg:d="M14600 17397l873-1072" svg:viewBox="0 0 874 1073">
          <text:p/>
        </draw:connector>
        <draw:frame draw:style-name="gr12" draw:text-style-name="P11" draw:layer="layout" svg:width="8.1cm" svg:height="0.806cm" svg:x="1.9cm" svg:y="2.294cm">
          <draw:text-box>
            <text:p text:style-name="P1"><text:span text:style-name="T4">Test of link from error function</text:span></text:p>
          </draw:text-box>
        </draw:frame>
        <draw:frame draw:style-name="gr13" draw:text-style-name="P12" draw:layer="layout" svg:width="11.433cm" svg:height="1.185cm" svg:x="19.667cm" svg:y="2.516cm">
          <draw:text-box>
            <text:p><text:span text:style-name="T5"><text:file-name text:display="name">GUITest002_ErrorLink</text:file-name></text:span></text:p>
          </draw:text-box>
        </draw:frame>
        <draw:g xml:id="id5" draw:id="id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7.717cm" svg:y="9.602cm">
            <draw:text-box>
              <text:p text:style-name="P3"><text:span text:style-name="T2">Two</text:span></text:p>
            </draw:text-box>
          </draw:frame>
          <draw:polygon draw:style-name="gr3" draw:text-style-name="P5" draw:layer="layout" svg:width="9.721cm" svg:height="7.479cm" svg:x="15.389cm" svg:y="6.9cm" svg:viewBox="0 0 9722 7480" draw:points="0,7480 9722,7480 4858,0">
            <text:p/>
          </draw:polygon>
          <draw:custom-shape draw:style-name="gr4" draw:text-style-name="P6" draw:layer="layout" svg:width="0.486cm" svg:height="0.5cm" svg:x="15cm" svg:y="14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5.014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0.007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5.473cm" svg:y1="15.971cm" svg:x2="15.201cm" svg:y2="14.499cm" draw:start-shape="id3" draw:start-glue-point="5" draw:end-shape="id5" draw:end-glue-point="6" svg:d="M15473 15971l-272-1472" svg:viewBox="0 0 273 1473">
          <text:p/>
        </draw:connector>
        <draw:g xml:id="id6" draw:id="id6">
          <draw:g>
            <draw:custom-shape draw:style-name="gr6" draw:text-style-name="P9" draw:layer="layout" svg:width="0.8cm" svg:height="0.3cm" svg:x="10cm" svg:y="12.2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0.8cm" svg:y="12.2cm">
              <text:p text:style-name="P8"><text:span text:style-name="T3">TInpu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0cm" svg:y="12.5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0.8cm" svg:y="12.5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0cm" svg:y="12.8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2.2cm" svg:y="13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cm" svg:y="13.1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1cm" svg:y="13.102cm">
                <text:p text:style-name="P8"><text:span text:style-name="T3">1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13.3cm" svg:y1="12.801cm" svg:x2="15.201cm" svg:y2="14.499cm" draw:start-shape="id6" draw:start-glue-point="1" draw:end-shape="id5" draw:end-glue-point="6" svg:d="M13300 12801l1901 1698" svg:viewBox="0 0 1902 1699">
          <text:p/>
        </draw:connector>
        <draw:g xml:id="id7" draw:id="id7">
          <draw:g>
            <draw:custom-shape draw:style-name="gr6" draw:text-style-name="P9" draw:layer="layout" svg:width="0.8cm" svg:height="0.3cm" svg:x="30.4cm" svg:y="14.9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2cm" svg:y="14.898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4cm" svg:y="15.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6cm" svg:y="15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4cm" svg:y="15.5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5cm" svg:y="15.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0.4cm" svg:y1="15.349cm" svg:x2="28.701cm" svg:y2="16.299cm" draw:start-shape="id7" draw:start-glue-point="3" draw:end-shape="id2" draw:end-glue-point="6" svg:d="M30400 15349l-1699 950" svg:viewBox="0 0 1700 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3T21:10:05.091000000</dc:date>
    <meta:editing-duration>PT11H8M45S</meta:editing-duration>
    <meta:editing-cycles>55</meta:editing-cycles>
    <meta:document-statistic meta:object-count="70"/>
  </office:meta>
</office:document-meta>
</file>